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é-Installation</text:h>
      <text:p text:style-name="Standard">Exporter la table « scr_secrets » de la base « Secret_Manager ». Le fichier contenant l'export de la table ainsi que le fichier « Libraries/Config_Hash.inc.php » doivent être conservés dans un lieu sûr. Sans ces 2 fichiers, vous ne pourrez pas revenir en arrière.</text:p>
      <text:h text:style-name="Heading_20_1" text:outline-level="1">Installation</text:h>
      <text:h text:style-name="Heading_20_2" text:outline-level="2">Nouvelle installation</text:h>
      <text:p text:style-name="Standard">Dézipper le fichier « SecretManager_v0.2-0.zip » dans le « DocumentRoot » de votre serveur « Apache ».</text:p>
      <text:p text:style-name="Standard">Reportez vous au chapitre « Initialisation du SecretServer ».</text:p>
      <text:h text:style-name="Heading_20_2" text:outline-level="2">Mise à jour d'une précédente version de SecretManager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-Luc MARY</meta:initial-creator>
    <meta:creation-date>2013-03-21T07:44:32</meta:creation-date>
    <meta:document-statistic meta:table-count="0" meta:image-count="0" meta:object-count="0" meta:page-count="1" meta:paragraph-count="7" meta:word-count="82" meta:character-count="528"/>
    <dc:date>2013-03-21T07:55:33</dc:date>
    <dc:creator>Pierre-Luc MARY</dc:creator>
    <meta:editing-duration>PT11M5S</meta:editing-duration>
    <meta:editing-cycles>1</meta:editing-cycles>
    <meta:generator>OpenOffice.org/3.4.1$Unix OpenOffice.org_project/341m1$Build-9593</meta:generator>
  </office:meta>
</office:document-meta>
</file>